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545cm" style:rel-column-width="5957*"/>
    </style:style>
    <style:style style:name="Tableau1.D" style:family="table-column">
      <style:table-column-properties style:column-width="1.545cm" style:rel-column-width="5958*"/>
    </style:style>
    <style:style style:name="Tableau1.K" style:family="table-column">
      <style:table-column-properties style:column-width="1.547cm" style:rel-column-width="596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K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83647" officeooo:paragraph-rsid="0018364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c388f" officeooo:paragraph-rsid="001c388f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officeooo:rsid="001d60a3" officeooo:paragraph-rsid="001d60a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officeooo:rsid="0014a8d0" officeooo:paragraph-rsid="0014a8d0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bold" officeooo:rsid="00158f74" officeooo:paragraph-rsid="00158f74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rsid="0011e1b2" officeooo:paragraph-rsid="0011e1b2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1e1b2" officeooo:paragraph-rsid="0011e1b2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1e1b2" officeooo:paragraph-rsid="0014a8d0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1e1b2" officeooo:paragraph-rsid="0011e2e7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1c388f" officeooo:paragraph-rsid="001c388f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1d60a3" officeooo:paragraph-rsid="001d60a3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83647" officeooo:paragraph-rsid="00183647" style:font-size-asian="12pt" style:font-size-complex="12pt"/>
    </style:style>
    <style:style style:name="P14" style:family="paragraph" style:parent-style-name="Standard">
      <style:text-properties style:font-name="Liberation Serif" fo:font-size="12pt" officeooo:paragraph-rsid="00183647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39695" officeooo:paragraph-rsid="00139695" style:font-size-asian="12pt" style:font-size-complex="12pt"/>
    </style:style>
    <style:style style:name="P16" style:family="paragraph" style:parent-style-name="Standard">
      <style:text-properties style:font-name="Liberation Serif" fo:font-size="12pt" officeooo:paragraph-rsid="0011e1b2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11e2e7" officeooo:paragraph-rsid="0011e2e7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1e2e7" officeooo:paragraph-rsid="00133263" style:font-size-asian="12pt" style:font-size-complex="12pt"/>
    </style:style>
    <style:style style:name="P19" style:family="paragraph" style:parent-style-name="Standard">
      <style:text-properties style:font-name="Liberation Serif" fo:font-size="12pt" officeooo:paragraph-rsid="0011e2e7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14a8d0" officeooo:paragraph-rsid="0014a8d0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158f74" officeooo:paragraph-rsid="00158f74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19e715" officeooo:paragraph-rsid="0019e715" style:font-size-asian="12pt" style:font-size-complex="12pt"/>
    </style:style>
    <style:style style:name="P23" style:family="paragraph" style:parent-style-name="Standard">
      <style:text-properties style:font-name="Liberation Serif" fo:font-size="12pt" officeooo:paragraph-rsid="00158f74" style:font-size-asian="12pt" style:font-size-complex="12pt"/>
    </style:style>
    <style:style style:name="P24" style:family="paragraph" style:parent-style-name="Standard">
      <style:text-properties style:font-name="Liberation Serif" fo:font-size="12pt" officeooo:paragraph-rsid="001c388f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officeooo:rsid="001d60a3" officeooo:paragraph-rsid="001d60a3" style:font-size-asian="14pt" style:font-size-complex="14pt"/>
    </style:style>
    <style:style style:name="P26" style:family="paragraph" style:parent-style-name="Standard">
      <style:text-properties style:font-name="Liberation Serif" fo:font-size="14pt" officeooo:rsid="0011e1b2" officeooo:paragraph-rsid="001e3c33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6pt" officeooo:rsid="001c388f" officeooo:paragraph-rsid="001c388f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c388f" officeooo:paragraph-rsid="001c388f" style:font-size-asian="16pt" style:font-weight-asian="bold" style:font-size-complex="16pt" style:font-weight-complex="bold"/>
    </style:style>
    <style:style style:name="P29" style:family="paragraph" style:parent-style-name="Standard">
      <style:text-properties officeooo:paragraph-rsid="001e3c33"/>
    </style:style>
    <style:style style:name="P30" style:family="paragraph" style:parent-style-name="Standard">
      <style:text-properties style:font-name="Liberation Serif" fo:font-size="12pt" officeooo:rsid="00183647" officeooo:paragraph-rsid="00183647" style:font-size-asian="12pt" style:font-size-complex="12pt"/>
    </style:style>
    <style:style style:name="P31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32" style:family="paragraph">
      <style:paragraph-properties fo:text-align="center"/>
    </style:style>
    <style:style style:name="T1" style:family="text">
      <style:text-properties officeooo:rsid="0011e1b2"/>
    </style:style>
    <style:style style:name="T2" style:family="text">
      <style:text-properties officeooo:rsid="0011e2e7"/>
    </style:style>
    <style:style style:name="T3" style:family="text">
      <style:text-properties officeooo:rsid="00133263"/>
    </style:style>
    <style:style style:name="T4" style:family="text">
      <style:text-properties officeooo:rsid="00180044"/>
    </style:style>
    <style:style style:name="T5" style:family="text">
      <style:text-properties officeooo:rsid="00183647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183647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83647"/>
    </style:style>
    <style:style style:name="T10" style:family="text">
      <style:text-properties officeooo:rsid="001c388f"/>
    </style:style>
    <style:style style:name="T11" style:family="text">
      <style:text-properties officeooo:rsid="001d60a3"/>
    </style:style>
    <style:style style:name="T12" style:family="text">
      <style:text-properties fo:font-style="normal" fo:font-weight="normal" style:font-style-asian="normal" style:font-weight-asian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1d60a3"/>
    </style:style>
    <style:style style:name="T16" style:family="text">
      <style:text-properties style:font-name="Liberation Serif" fo:font-size="12pt" style:text-underline-style="none" officeooo:rsid="001e3c33" style:font-size-asian="12pt" style:font-size-complex="12pt"/>
    </style:style>
    <style:style style:name="T17" style:family="text">
      <style:text-properties style:font-name="Liberation Serif" fo:font-size="14pt" officeooo:rsid="0011e1b2" style:font-size-asian="14pt" style:font-size-complex="14pt"/>
    </style:style>
    <style:style style:name="T18" style:family="text">
      <style:text-properties style:font-name="Liberation Serif" fo:font-size="14pt" style:text-underline-style="solid" style:text-underline-width="auto" style:text-underline-color="font-color" officeooo:rsid="0011e1b2" style:font-size-asian="14pt" style:font-size-complex="14pt"/>
    </style:style>
    <style:style style:name="T19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TD noté </text:p>
      <text:p text:style-name="P28">Métaheuristiques pour l’optimisation d’un clavier</text:p>
      <text:p text:style-name="P2"/>
      <text:p text:style-name="P11"><text:span text:style-name="T15">B</text:span><text:span text:style-name="T14">inôme </text:span>: NOYER Madison, SUEL <text:s/>Benjamin.</text:p>
      <text:p text:style-name="P11"/>
      <text:p text:style-name="P25">2. <text:span text:style-name="T14">Travail à réaliser.</text:span></text:p>
      <text:p text:style-name="P26"><text:tab/>2.1 <text:span text:style-name="T14">Conception.</text:span></text:p>
      <text:p text:style-name="P29"><text:span text:style-name="T16">La méthode utiliser est le recuit simulé.</text:span><text:span text:style-name="T17"><text:line-break/><text:tab/><text:tab/>2.1.1 </text:span><text:span text:style-name="T18">Etat/Individu.</text:span></text:p>
      <text:p text:style-name="P7"/>
      <text:p text:style-name="P3">Q. 1 :</text:p>
      <text:p text:style-name="P13">26 lettres, 40 positions.</text:p>
      <text:p text:style-name="P13"/>
      <text:p text:style-name="P14"><text:span text:style-name="T5">Nous imposons que la configurations optimales correspond à position la touche T1 à la position P</text:span><text:span text:style-name="T7">1,1</text:span><text:span text:style-name="T9">, la touche T2 à la position P</text:span><text:span text:style-name="T7">1,2</text:span><text:span text:style-name="T9">.</text:span></text:p>
      <text:p text:style-name="P13"><text:span text:style-name="T8">Dans cette configuration, les connexions imposées correspondent aux connexions avec leurs voisins immédiat.</text:span></text:p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A" table:number-columns-repeated="2"/>
        <table:table-column table:style-name="Tableau1.D"/>
        <table:table-column table:style-name="Tableau1.A" table:number-columns-repeated="2"/>
        <table:table-column table:style-name="Tableau1.D"/>
        <table:table-column table:style-name="Tableau1.K"/>
        <table:table-row>
          <table:table-cell table:style-name="Tableau1.A1" office:value-type="string">
            <text:p text:style-name="P1">P<text:span text:style-name="T6">i,j</text:span></text:p>
          </table:table-cell>
          <table:table-cell table:style-name="Tableau1.A1" office:value-type="string">
            <text:p text:style-name="P1">1</text:p>
          </table:table-cell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3</text:p>
          </table:table-cell>
          <table:table-cell table:style-name="Tableau1.A1" office:value-type="string">
            <text:p text:style-name="P1">4</text:p>
          </table:table-cell>
          <table:table-cell table:style-name="Tableau1.A1" office:value-type="string">
            <text:p text:style-name="P1">5</text:p>
          </table:table-cell>
          <table:table-cell table:style-name="Tableau1.A1" office:value-type="string">
            <text:p text:style-name="P1">6</text:p>
          </table:table-cell>
          <table:table-cell table:style-name="Tableau1.A1" office:value-type="string">
            <text:p text:style-name="P1">7</text:p>
          </table:table-cell>
          <table:table-cell table:style-name="Tableau1.A1" office:value-type="string">
            <text:p text:style-name="P1">8</text:p>
          </table:table-cell>
          <table:table-cell table:style-name="Tableau1.A1" office:value-type="string">
            <text:p text:style-name="P1">9</text:p>
          </table:table-cell>
          <table:table-cell table:style-name="Tableau1.K1" office:value-type="string">
            <text:p text:style-name="P1">10</text:p>
          </table:table-cell>
        </table:table-row>
        <table:table-row>
          <table:table-cell table:style-name="Tableau1.A2" office:value-type="string">
            <text:p text:style-name="P1">1</text:p>
          </table:table-cell>
          <table:table-cell table:style-name="Tableau1.A2" office:value-type="string">
            <text:p text:style-name="P6">T1</text:p>
          </table:table-cell>
          <table:table-cell table:style-name="Tableau1.A2" office:value-type="string">
            <text:p text:style-name="P6">T2</text:p>
          </table:table-cell>
          <table:table-cell table:style-name="Tableau1.A2" office:value-type="string">
            <text:p text:style-name="P6">T3</text:p>
          </table:table-cell>
          <table:table-cell table:style-name="Tableau1.A2" office:value-type="string">
            <text:p text:style-name="P6">T4</text:p>
          </table:table-cell>
          <table:table-cell table:style-name="Tableau1.A2" office:value-type="string">
            <text:p text:style-name="P6">T5</text:p>
          </table:table-cell>
          <table:table-cell table:style-name="Tableau1.A2" office:value-type="string">
            <text:p text:style-name="P6">T6</text:p>
          </table:table-cell>
          <table:table-cell table:style-name="Tableau1.A2" office:value-type="string">
            <text:p text:style-name="P6">T7</text:p>
          </table:table-cell>
          <table:table-cell table:style-name="Tableau1.A2" office:value-type="string">
            <text:p text:style-name="P6">T8</text:p>
          </table:table-cell>
          <table:table-cell table:style-name="Tableau1.A2" office:value-type="string">
            <text:p text:style-name="P6">T9</text:p>
          </table:table-cell>
          <table:table-cell table:style-name="Tableau1.K2" office:value-type="string">
            <text:p text:style-name="P6">T10</text:p>
          </table:table-cell>
        </table:table-row>
        <table:table-row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6">T11</text:p>
          </table:table-cell>
          <table:table-cell table:style-name="Tableau1.A2" office:value-type="string">
            <text:p text:style-name="P6">T12</text:p>
          </table:table-cell>
          <table:table-cell table:style-name="Tableau1.A2" office:value-type="string">
            <text:p text:style-name="P6">T13</text:p>
          </table:table-cell>
          <table:table-cell table:style-name="Tableau1.A2" office:value-type="string">
            <text:p text:style-name="P6">T14</text:p>
          </table:table-cell>
          <table:table-cell table:style-name="Tableau1.A2" office:value-type="string">
            <text:p text:style-name="P6">T15</text:p>
          </table:table-cell>
          <table:table-cell table:style-name="Tableau1.A2" office:value-type="string">
            <text:p text:style-name="P6">T16</text:p>
          </table:table-cell>
          <table:table-cell table:style-name="Tableau1.A2" office:value-type="string">
            <text:p text:style-name="P6">T17</text:p>
          </table:table-cell>
          <table:table-cell table:style-name="Tableau1.A2" office:value-type="string">
            <text:p text:style-name="P6">T18</text:p>
          </table:table-cell>
          <table:table-cell table:style-name="Tableau1.A2" office:value-type="string">
            <text:p text:style-name="P6">T19</text:p>
          </table:table-cell>
          <table:table-cell table:style-name="Tableau1.K2" office:value-type="string">
            <text:p text:style-name="P6">T20</text:p>
          </table:table-cell>
        </table:table-row>
        <table:table-row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6">T21</text:p>
          </table:table-cell>
          <table:table-cell table:style-name="Tableau1.A2" office:value-type="string">
            <text:p text:style-name="P6">T22</text:p>
          </table:table-cell>
          <table:table-cell table:style-name="Tableau1.A2" office:value-type="string">
            <text:p text:style-name="P6">T23</text:p>
          </table:table-cell>
          <table:table-cell table:style-name="Tableau1.A2" office:value-type="string">
            <text:p text:style-name="P6">T24</text:p>
          </table:table-cell>
          <table:table-cell table:style-name="Tableau1.A2" office:value-type="string">
            <text:p text:style-name="P6">T25</text:p>
          </table:table-cell>
          <table:table-cell table:style-name="Tableau1.A2" office:value-type="string">
            <text:p text:style-name="P6">T26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K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">4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K2" office:value-type="string">
            <text:p text:style-name="P10"/>
          </table:table-cell>
        </table:table-row>
      </table:table>
      <text:p text:style-name="P15">(optimal d’après notre hypothèse)</text:p>
      <text:p text:style-name="P7"/>
      <text:p text:style-name="P16"><text:span text:style-name="T1">O</text:span><text:span text:style-name="T2">n a donc 26 variables Tlij.</text:span></text:p>
      <text:p text:style-name="P17">avec <text:span text:style-name="T4">DT</text:span>L € [1,26] représentant les 26 lettres de l’alphabet latin.</text:p>
      <text:p text:style-name="P18">et <text:span text:style-name="T3">i </text:span>€ [1,4] représentant la ligne.</text:p>
      <text:p text:style-name="P19"><text:span text:style-name="T2">et </text:span><text:span text:style-name="T3">j </text:span><text:span text:style-name="T2">€ [1,10] représentant la colonne.</text:span></text:p>
      <text:p text:style-name="P9"/>
      <text:p text:style-name="P3">Q. 2 :</text:p>
      <text:p text:style-name="P8">L’espace de recherche correspond au nombre de configuration possible. Il y a 26 lettres à placer, ce qui fait 26! configurations possibles.</text:p>
      <text:p text:style-name="P7"/>
      <text:p text:style-name="P7"><text:tab/><text:tab/>2.1.2 <text:span text:style-name="T14">Fonction <text:s/></text:span><text:span text:style-name="T15">é</text:span><text:span text:style-name="T14">nergie/objectif/d’adaptation.</text:span></text:p>
      <text:p text:style-name="P4">Q.<text:span text:style-name="T11">3 :</text:span></text:p>
      <text:p text:style-name="P20">Fonction objective : pour une paire donnée dans un texte, calculer la distance ce ces deux lettres sur le clavier qu’on multiplier leur fréquence présent dans le fichier freqbigramme.txt.</text:p>
      <text:p text:style-name="P20"/>
      <text:p text:style-name="P21">Somme des résultats pour les paires obtenues pour trouver la meilleure optimisation.</text:p>
      <text:p text:style-name="P21"/>
      <text:p text:style-name="P5">Q.<text:span text:style-name="T11">4 :</text:span></text:p>
      <text:p text:style-name="P22">quand on tape avec un doigt :</text:p>
      <text:p text:style-name="P23"><draw:frame draw:style-name="fr1" draw:name="Objet1" text:anchor-type="as-char" svg:y="-0.432cm" svg:width="6.249cm" svg:height="0.58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3"/>
      <text:p text:style-name="P22">quand on tape avec deux doigt :</text:p>
      <text:p text:style-name="P24"><draw:frame draw:style-name="fr1" draw:name="Objet2" text:anchor-type="as-char" svg:y="-0.432cm" svg:width="7.138cm" svg:height="0.586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4"><draw:line text:anchor-type="paragraph" draw:z-index="4" draw:name="Ligne 1" draw:style-name="gr2" draw:text-style-name="P32" svg:x1="7.486cm" svg:y1="0.418cm" svg:x2="7.479cm" svg:y2="1.563cm"><text:p/></draw:line></text:p>
      <text:p text:style-name="P24"><text:tab/><text:tab/><text:tab/><text:tab/><text:tab/><text:tab/><text:tab/><draw:frame draw:style-name="fr1" draw:name="Objet4" text:anchor-type="as-char" svg:y="-0.377cm" svg:width="0.824cm" svg:height="0.531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10">= <text:s/>1</text:span><draw:frame draw:style-name="fr1" draw:name="Objet3" text:anchor-type="as-char" svg:y="-0.386cm" svg:width="8.343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3"><draw:frame text:anchor-type="paragraph" draw:z-index="5" draw:name="Cadre de texte 1" draw:style-name="gr1" draw:text-style-name="P31" svg:width="5.942cm" svg:height="1.527cm" svg:x="0.215cm" svg:y="0.566cm"><draw:text-box><text:p><text:span text:style-name="T19">dist(A,B) : La distance entre A et B</text:span></text:p></draw:text-box></draw:frame><text:s/><text:tab/><text:tab/><text:tab/><text:tab/><text:tab/><text:tab/><text:tab/><text:tab/><text:tab/><text:span text:style-name="T10">0 </text:span><text:span text:style-name="T12">sinon </text:span></text:p>
      <text:p text:style-name="P20"><text:soft-page-break/><text:tab/><text:tab/>2.1.3 <text:span text:style-name="T14">Pr</text:span><text:span text:style-name="T15">é</text:span><text:span text:style-name="T14">cisez et justifiez.</text:span></text:p>
      <text:p text:style-name="P12"><text:span text:style-name="T13">Q. 5</text:span> .a .</text:p>
      <text:p text:style-name="P12"/>
      <text:p text:style-name="P12"><text:tab/>2.2 <text:span text:style-name="T14">Implémentation.</text:span></text:p>
      <text:p text:style-name="P12">On a choisi le langage Pyth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00:40.652550459</meta:creation-date>
    <meta:generator>LibreOffice/7.3.7.2$Linux_X86_64 LibreOffice_project/30$Build-2</meta:generator>
    <dc:date>2023-04-02T15:45:45.739195670</dc:date>
    <meta:editing-duration>PT39M17S</meta:editing-duration>
    <meta:editing-cycles>11</meta:editing-cycles>
    <meta:document-statistic meta:table-count="1" meta:image-count="0" meta:object-count="4" meta:page-count="2" meta:paragraph-count="73" meta:word-count="254" meta:character-count="1409" meta:non-whitespace-character-count="1196"/>
  </office:meta>
</office:document-meta>
</file>

<file path=Object 1/content.xml><?xml version="1.0" encoding="utf-8"?>
<math xmlns="http://www.w3.org/1998/Math/MathML" display="block">
  <semantics>
    <mrow>
      <mrow>
        <mo stretchy="false">∑</mo>
        <mi mathvariant="italic">dist</mi>
      </mrow>
      <mrow>
        <mrow>
          <mo fence="true" stretchy="false">(</mo>
          <mrow>
            <mrow>
              <msub>
                <mi>P</mi>
                <mrow>
                  <mi>i</mi>
                  <mi>,</mi>
                  <mi>j</mi>
                </mrow>
              </msub>
              <mi>,</mi>
              <msub>
                <mi>P</mi>
                <mrow>
                  <mi>i</mi>
                  <mi>'</mi>
                  <mi>,</mi>
                  <mi>j</mi>
                  <mi>'</mi>
                </mrow>
              </msub>
            </mrow>
          </mrow>
          <mo fence="true" stretchy="false">)</mo>
        </mrow>
        <mo stretchy="false">∗</mo>
        <mi mathvariant="italic">freq</mi>
      </mrow>
      <mrow>
        <mo fence="true" stretchy="false">(</mo>
        <mrow>
          <mrow>
            <msub>
              <mi>P</mi>
              <mrow>
                <mi>i</mi>
                <mi>,</mi>
                <mi>j</mi>
              </mrow>
            </msub>
            <mi>,</mi>
            <msub>
              <mi>P</mi>
              <mrow>
                <mi>i</mi>
                <mi>'</mi>
                <mi>,</mi>
                <mi>j</mi>
                <mi>'</mi>
              </mrow>
            </msub>
          </mrow>
        </mrow>
        <mo fence="true" stretchy="false">)</mo>
      </mrow>
    </mrow>
    <annotation encoding="StarMath 5.0">sum dist(  P_{i,j},P_{i',j'} )*freq(P_{i,j},P_{i',j'})
</annotation>
  </semantics>
</math>
</file>

<file path=Object 2/content.xml><?xml version="1.0" encoding="utf-8"?>
<math xmlns="http://www.w3.org/1998/Math/MathML" display="block">
  <semantics>
    <mrow>
      <mrow>
        <mo stretchy="false">∑</mo>
        <mi mathvariant="italic">dist</mi>
      </mrow>
      <mrow>
        <mrow>
          <mo fence="true" stretchy="false">(</mo>
          <mrow>
            <mrow>
              <msub>
                <mi>P</mi>
                <mrow>
                  <mi>i</mi>
                  <mi>,</mi>
                  <mi>j</mi>
                </mrow>
              </msub>
              <mi>,</mi>
              <msub>
                <mi>P</mi>
                <mrow>
                  <mi>i</mi>
                  <mi>'</mi>
                  <mi>,</mi>
                  <mi>j</mi>
                  <mi>'</mi>
                </mrow>
              </msub>
            </mrow>
          </mrow>
          <mo fence="true" stretchy="false">)</mo>
        </mrow>
        <mo stretchy="false">∗</mo>
        <mi mathvariant="italic">freq</mi>
      </mrow>
      <mrow>
        <mrow>
          <mo fence="true" stretchy="false">(</mo>
          <mrow>
            <mrow>
              <msub>
                <mi>P</mi>
                <mrow>
                  <mi>i</mi>
                  <mi>,</mi>
                  <mi>j</mi>
                </mrow>
              </msub>
              <mi>,</mi>
              <msub>
                <mi>P</mi>
                <mrow>
                  <mi>i</mi>
                  <mi>'</mi>
                  <mi>,</mi>
                  <mi>j</mi>
                  <mi>'</mi>
                </mrow>
              </msub>
            </mrow>
          </mrow>
          <mo fence="true" stretchy="false">)</mo>
        </mrow>
        <mo stretchy="false">∗</mo>
        <msub>
          <mi>m</mi>
          <mrow>
            <mi>i</mi>
            <mi>,</mi>
            <mi>j</mi>
          </mrow>
        </msub>
      </mrow>
    </mrow>
    <annotation encoding="StarMath 5.0">sum dist(  P_{i,j},P_{i',j'} )*freq(P_{i,j},P_{i',j'})*m_{i,j}
</annotation>
  </semantics>
</math>
</file>

<file path=Object 3/content.xml><?xml version="1.0" encoding="utf-8"?>
<math xmlns="http://www.w3.org/1998/Math/MathML" display="block">
  <semantics>
    <mrow>
      <mi mathvariant="italic">si</mi>
      <mrow>
        <mo fence="true" form="prefix" stretchy="false">(</mo>
        <mrow>
          <mrow>
            <mrow>
              <mn>1</mn>
              <mo stretchy="false">⩽</mo>
              <mi>i</mi>
              <mo stretchy="false">⩽</mo>
              <mn>5</mn>
            </mrow>
            <mi mathvariant="italic">et</mi>
            <mrow>
              <mn>1</mn>
              <mo stretchy="false">⩽</mo>
              <mi>i</mi>
            </mrow>
            <mrow>
              <mi>'</mi>
              <mo stretchy="false">⩽</mo>
              <mn>5</mn>
            </mrow>
          </mrow>
        </mrow>
        <mo fence="true" form="postfix" stretchy="false">)</mo>
      </mrow>
      <mi mathvariant="italic">ou</mi>
      <mrow>
        <mo fence="true" form="prefix" stretchy="false">(</mo>
        <mrow>
          <mrow>
            <mrow>
              <mn>6</mn>
              <mo stretchy="false">⩽</mo>
              <mi>i</mi>
              <mo stretchy="false">⩽</mo>
              <mn>10</mn>
            </mrow>
            <mi mathvariant="italic">et</mi>
            <mrow>
              <mn>6</mn>
              <mo stretchy="false">⩽</mo>
              <mi>i</mi>
            </mrow>
            <mrow>
              <mi>'</mi>
              <mo stretchy="false">⩽</mo>
              <mn>10</mn>
            </mrow>
          </mrow>
        </mrow>
        <mo fence="true" form="postfix" stretchy="false">)</mo>
      </mrow>
    </mrow>
    <annotation encoding="StarMath 5.0">si (1 leslant i leslant 5 et 1 leslant i' leslant 5) ou (6 leslant i leslant 10 et 6 leslant i' leslant 10) 
</annotation>
  </semantics>
</math>
</file>

<file path=Object 4/content.xml><?xml version="1.0" encoding="utf-8"?>
<math xmlns="http://www.w3.org/1998/Math/MathML" display="block">
  <semantics>
    <msub>
      <mi>m</mi>
      <mrow>
        <mi>i</mi>
        <mi>,</mi>
        <mi>j</mi>
      </mrow>
    </msub>
    <annotation encoding="StarMath 5.0">m_{i,j} </annotation>
  </semantics>
</math>
</file>